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0/2022<text:bookmark-end text:name="Text14"/></text:p>
            <text:p text:style-name="Normální">KVOP-42076/2022<text:bookmark-end text:name="Text2"/></text:p>
            <text:p text:style-name="Normální"><text:bookmark-start text:name="Text6"/>01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<text:bookmark-end text:name="Text9"/>. T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T.,</text:p>
      <text:p text:style-name="Základnítext">dne 29. července 2022 byla do Kanceláře veřejného ochránce práv doručena Vaše žádost podle zákona o svobodném přístupu k informacím, kterou<text:s/><text:span text:style-name="Silné">žádáte o zaslání aktuálního Sborníku stanovisek veřejného ochránce práv – Vězeňství II.<text:s/></text:span></text:p>
      <text:p text:style-name="Základnítext">Uvedenou publikaci zasílám v příloze.</text:p>
      <text:p text:style-name="Základnítext"/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><text:span text:style-name="T18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RRPA*</text:span></text:p>
        <text:p text:style-name="P12"><text:span text:style-name="T13">KVOPX00CRRPA</text:span>KVOPX00CRRP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1:47:00Z</meta:creation-date>
    <dc:date>2022-08-02T11:49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89" meta:character-count="614" meta:row-count="4" meta:non-whitespace-character-count="526"/>
  </office:meta>
</office:document-meta>
</file>